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7"/>
    <style:style style:name="ce4" style:family="table-cell" style:parent-style-name="Default" style:data-style-name="N61"/>
  </office:automatic-styles>
  <office:body>
    <office:spreadsheet>
      <table:table table:name="Slope U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office:value-type="string" calcext:value-type="string">
            <text:p>e=</text:p>
          </table:table-cell>
          <table:table-cell table:style-name="ce3" table:formula="of:=1.6*10^(-19)" office:value-type="float" office:value="1.6E-019" calcext:value-type="float">
            <text:p>1,60000E-19</text:p>
          </table:table-cell>
          <table:table-cell/>
          <table:table-cell table:style-name="ce1" office:value-type="string" calcext:value-type="string">
            <text:p>A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style-name="ce3" table:formula="of:=1*10^(-6)" office:value-type="float" office:value="0.000001" calcext:value-type="float">
            <text:p>1,00000E-06</text:p>
          </table:table-cell>
          <table:table-cell table:number-columns-repeated="2"/>
          <table:table-cell office:value-type="string" calcext:value-type="string">
            <text:p>I=</text:p>
          </table:table-cell>
          <table:table-cell table:style-name="ce3" office:value-type="float" office:value="0.0000009780425876494" calcext:value-type="float">
            <text:p>9,78043E-07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style-name="ce2" office:value-type="float" office:value="0.0018760371604426" calcext:value-type="float">
            <text:p>1,87604E-03</text:p>
          </table:table-cell>
          <table:table-cell table:style-name="ce2" office:value-type="float" office:value="0.00000030463451912632" calcext:value-type="float">
            <text:p>3,04635E-07</text:p>
          </table:table-cell>
          <table:table-cell table:number-columns-repeated="2"/>
          <table:table-cell table:style-name="ce3" office:value-type="float" office:value="0.00085402337701286" calcext:value-type="float">
            <text:p>8,54023E-04</text:p>
          </table:table-cell>
          <table:table-cell table:style-name="ce3" office:value-type="float" office:value="0.00000017362684242027" calcext:value-type="float">
            <text:p>1,7362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=</text:p>
          </table:table-cell>
          <table:table-cell table:number-columns-repeated="3"/>
          <table:table-cell office:value-type="string" calcext:value-type="string">
            <text:p>ns=</text:p>
          </table:table-cell>
          <table:table-cell table:number-columns-repeated="3"/>
        </table:table-row>
        <table:table-row table:style-name="ro1">
          <table:table-cell table:style-name="ce3" table:formula="of:=([.C2]/[.C1])*1/([.A4])" office:value-type="float" office:value="3.33149051190728E+015" calcext:value-type="float">
            <text:p>3,33149E+15</text:p>
          </table:table-cell>
          <table:table-cell table:style-name="ce3" table:formula="of:=(([.C2]/[.C1])*1/([.A4]-[.B4]))-[.A6]" office:value-type="float" office:value="541061689789.5" calcext:value-type="float">
            <text:p>5,41062E+11</text:p>
          </table:table-cell>
          <table:table-cell table:number-columns-repeated="2"/>
          <table:table-cell table:style-name="ce3" table:formula="of:=([.G2]/[.C1])*1/([.E4])" office:value-type="float" office:value="7.15760989375904E+015" calcext:value-type="float">
            <text:p>7,15761E+15</text:p>
          </table:table-cell>
          <table:table-cell table:style-name="ce3" table:formula="of:=(([.G2]/[.C1])*1/([.E4]-[.F4]))-[.E6]" office:value-type="float" office:value="1455470596415" calcext:value-type="float">
            <text:p>1,45547E+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_Längs=</text:p>
          </table:table-cell>
          <table:table-cell office:value-type="float" office:value="0.0019" calcext:value-type="float">
            <text:p>0,001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_Längs=</text:p>
          </table:table-cell>
          <table:table-cell office:value-type="float" office:value="0.00027" calcext:value-type="float">
            <text:p>0,0002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µ=</text:p>
          </table:table-cell>
          <table:table-cell table:number-columns-repeated="3"/>
          <table:table-cell office:value-type="string" calcext:value-type="string">
            <text:p>µ=</text:p>
          </table:table-cell>
          <table:table-cell table:number-columns-repeated="3"/>
        </table:table-row>
        <table:table-row table:style-name="ro1">
          <table:table-cell table:style-name="ce3" table:formula="of:=1/([.A6]*[.$C$1])*1/[.C9]*[.$C$8]" office:value-type="float" office:value="5924327.8750819" calcext:value-type="float">
            <text:p>5,92433E+06</text:p>
          </table:table-cell>
          <table:table-cell table:style-name="ce3" table:formula="of:=(1/(([.A6]-[.B6])*[.$C$1])*1/[.C9]*[.$C$8])-[.A11]" office:value-type="float" office:value="962.316270140931" calcext:value-type="float">
            <text:p>9,62316E+02</text:p>
          </table:table-cell>
          <table:table-cell table:number-columns-repeated="2"/>
          <table:table-cell table:style-name="ce3" table:formula="of:=1/([.E6]*[.$C$1])*1/[.G9]*[.$G$8]" office:value-type="float" office:value="19404366.953554" calcext:value-type="float">
            <text:p>1,94044E+07</text:p>
          </table:table-cell>
          <table:table-cell table:style-name="ce3" table:formula="of:=(1/(([.E6]-[.F6])*[.$C$1])*1/[.G9]*[.$G$8])-[.E11]" office:value-type="float" office:value="3946.60090782121" calcext:value-type="float">
            <text:p>3,94660E+03</text:p>
          </table:table-cell>
          <table:table-cell table:number-columns-repeated="2"/>
        </table:table-row>
      </table:table>
      <table:table table:name="SDHO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office:value-type="string" calcext:value-type="string">
            <text:p>e/h=</text:p>
          </table:table-cell>
          <table:table-cell table:style-name="ce4" table:formula="of:=2.417989*10^14" office:value-type="float" office:value="241798900000000" calcext:value-type="float">
            <text:p>2,42E+14</text:p>
          </table:table-cell>
          <table:table-cell/>
          <table:table-cell table:style-name="ce1" office:value-type="string" calcext:value-type="string">
            <text:p>AC</text:p>
          </table:table-cell>
          <table:table-cell office:value-type="string" calcext:value-type="string">
            <text:p>e/h=</text:p>
          </table:table-cell>
          <table:table-cell table:style-name="ce4" table:formula="of:=2.417989*10^14" office:value-type="float" office:value="241798900000000" calcext:value-type="float">
            <text:p>2,42E+14</text:p>
          </table:table-cell>
        </table:table-row>
        <table:table-row table:style-name="ro1">
          <table:table-cell/>
          <table:table-cell office:value-type="string" calcext:value-type="string">
            <text:p>e=</text:p>
          </table:table-cell>
          <table:table-cell table:style-name="ce3" table:formula="of:=1.6*10^(-19)" office:value-type="float" office:value="1.6E-019" calcext:value-type="float">
            <text:p>1,60000E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2"/>
        </table:table-row>
        <table:table-row table:style-name="ro1">
          <table:table-cell table:style-name="ce2" office:value-type="float" office:value="13.1462324068091" calcext:value-type="float">
            <text:p>1,31462E+01</text:p>
          </table:table-cell>
          <table:table-cell table:style-name="ce3" office:value-type="float" office:value="0.0189506527860017" calcext:value-type="float">
            <text:p>1,89507E-02</text:p>
          </table:table-cell>
          <table:table-cell table:number-columns-repeated="2"/>
          <table:table-cell table:style-name="ce3" office:value-type="float" office:value="28.9081133643839" calcext:value-type="float">
            <text:p>2,89081E+01</text:p>
          </table:table-cell>
          <table:table-cell table:style-name="ce3" office:value-type="float" office:value="0.035781917208637" calcext:value-type="float">
            <text:p>3,57819E-02</text:p>
          </table:table-cell>
          <table:table-cell/>
        </table:table-row>
        <table:table-row table:style-name="ro1">
          <table:table-cell office:value-type="string" calcext:value-type="string">
            <text:p>ns=</text:p>
          </table:table-cell>
          <table:table-cell table:number-columns-repeated="3"/>
          <table:table-cell office:value-type="string" calcext:value-type="string">
            <text:p>ns=</text:p>
          </table:table-cell>
          <table:table-cell table:number-columns-repeated="2"/>
        </table:table-row>
        <table:table-row table:style-name="ro1">
          <table:table-cell table:style-name="ce3" table:formula="of:=[.C1]*[.$A$4]" office:value-type="float" office:value="3.17874453511079E+015" calcext:value-type="float">
            <text:p>3,17874E+15</text:p>
          </table:table-cell>
          <table:table-cell table:style-name="ce3" table:formula="of:=[.C1]*([.A4]+[.B4])-[.A6]" office:value-type="float" office:value="4582246997937.5" calcext:value-type="float">
            <text:p>4,58225E+12</text:p>
          </table:table-cell>
          <table:table-cell table:number-columns-repeated="2"/>
          <table:table-cell table:style-name="ce3" table:formula="of:=[.G1]*[.E4]" office:value-type="float" office:value="6.98995001258333E+015" calcext:value-type="float">
            <text:p>6,98995E+15</text:p>
          </table:table-cell>
          <table:table-cell table:style-name="ce3" table:formula="of:=[.G1]*([.E4]+[.F4])-[.E6]" office:value-type="float" office:value="8652028220940" calcext:value-type="float">
            <text:p>8,65203E+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U_Längs=</text:p>
          </table:table-cell>
          <table:table-cell office:value-type="float" office:value="0.0019" calcext:value-type="float">
            <text:p>0,001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_Längs=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µ=</text:p>
          </table:table-cell>
          <table:table-cell table:number-columns-repeated="3"/>
          <table:table-cell office:value-type="string" calcext:value-type="string">
            <text:p>µ=</text:p>
          </table:table-cell>
          <table:table-cell table:number-columns-repeated="2"/>
        </table:table-row>
        <table:table-row table:style-name="ro1">
          <table:table-cell table:style-name="ce3" table:formula="of:=1/([.A6]*[.$C$2])*1/[.C9]*[.$C$8]" office:value-type="float" office:value="6209005.43823515" calcext:value-type="float">
            <text:p>6,20901E+06</text:p>
          </table:table-cell>
          <table:table-cell table:style-name="ce3" table:formula="of:=1/(([.A6]-[.B6])*[.$C$2])*1/[.C9]*[.$C$8]-[.A11]" office:value-type="float" office:value="8963.3717330955" calcext:value-type="float">
            <text:p>8,96337E+03</text:p>
          </table:table-cell>
          <table:table-cell table:number-columns-repeated="2"/>
          <table:table-cell table:style-name="ce3" table:formula="of:=1/([.E6]*[.$C$2])*1/[.G9]*[.$G$8]" office:value-type="float" office:value="19869797.1571844" calcext:value-type="float">
            <text:p>1,98698E+07</text:p>
          </table:table-cell>
          <table:table-cell table:style-name="ce3" table:formula="of:=1/(([.E6]-[.F6])*[.$C$2])*1/[.G9]*[.$G$8]-[.E11]" office:value-type="float" office:value="24624.9402522817" calcext:value-type="float">
            <text:p>2,46249E+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scientific-number number:decimal-places="5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 style:data-style-name="N2" text:time-value="11:55:38.495455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09-10T17:58:30.526943951</dc:date>
    <meta:editing-duration>PT2H55M51S</meta:editing-duration>
    <meta:editing-cycles>19</meta:editing-cycles>
    <meta:generator>LibreOffice/4.4.2.2$Linux_X86_64 LibreOffice_project/40m0$Build-2</meta:generator>
    <meta:document-statistic meta:table-count="2" meta:cell-count="71" meta:object-count="0"/>
    <meta:user-defined meta:name="qrichtext">1</meta:user-defined>
  </office:meta>
</office:document-meta>
</file>